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8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Agoda Village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},&quot;" office:value-type="string" office:string-value="0x2f: { &quot;id&quot;: 0x2f, &quot;name&quot;: &quot;Agoda Village&quot;, &quot;code&quot;: &quot;Agoda&quot;, }," calcext:value-type="string">
            <text:p>0x2f: { "id": 0x2f, "name": "Agoda Village", "code": "Agoda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Hyrule Field (Forest Realm)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},&quot;" office:value-type="string" office:string-value="0x8: { &quot;id&quot;: 0x8, &quot;name&quot;: &quot;Hyrule Field (Forest Realm)&quot;, &quot;code&quot;: &quot;ForestRealm&quot;, }," calcext:value-type="string">
            <text:p>0x8: { "id": 0x8, "name": "Hyrule Field (Forest Realm)", "code": "ForestRealm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Castle Town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},&quot;" office:value-type="string" office:string-value="0x29: { &quot;id&quot;: 0x29, &quot;name&quot;: &quot;Castle Town&quot;, &quot;code&quot;: &quot;CastleTown&quot;, }," calcext:value-type="string">
            <text:p>0x29: { "id": 0x29, "name": "Castle Town", "code": "CastleTown",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yrule Castle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},&quot;" office:value-type="string" office:string-value="0x28: { &quot;id&quot;: 0x28, &quot;name&quot;: &quot;Hyrule Castle&quot;, &quot;code&quot;: &quot;Castle&quot;, }," calcext:value-type="string">
            <text:p>0x28: { "id": 0x28, "name": "Hyrule Castle", "code": "Castle",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},&quot;" office:value-type="string" office:string-value="0x50: { &quot;id&quot;: 0x50, &quot;name&quot;: &quot;Watching a cutscene…&quot;, &quot;code&quot;: &quot;Cutscene&quot;, }," calcext:value-type="string">
            <text:p>0x50: { "id": 0x50, "name": "Watching a cutscene…", "code": "Cutscene",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Tunnel to the Tower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},&quot;" office:value-type="string" office:string-value="0x18: { &quot;id&quot;: 0x18, &quot;name&quot;: &quot;Tunnel to the Tower&quot;, &quot;code&quot;: &quot;Tunnel&quot;, }," calcext:value-type="string">
            <text:p>0x18: { "id": 0x18, "name": "Tunnel to the Tower", "code": "Tunnel",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he Tower of Spirits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},&quot;" office:value-type="string" office:string-value="0x14: { &quot;id&quot;: 0x14, &quot;name&quot;: &quot;the Tower of Spirits&quot;, &quot;code&quot;: &quot;Tower&quot;, }," calcext:value-type="string">
            <text:p>0x14: { "id": 0x14, "name": "the Tower of Spirits", "code": "Tower",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the Spiral Staircase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},&quot;" office:value-type="string" office:string-value="0x17: { &quot;id&quot;: 0x17, &quot;name&quot;: &quot;the Spiral Staircase&quot;, &quot;code&quot;: &quot;Staircase&quot;, }," calcext:value-type="string">
            <text:p>0x17: { "id": 0x17, "name": "the Spiral Staircase", "code": "Staircase",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the Tower of Spirits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},&quot;" office:value-type="string" office:string-value="0x13: { &quot;id&quot;: 0x13, &quot;name&quot;: &quot;the Tower of Spirits&quot;, &quot;code&quot;: &quot;TowerDungeon&quot;, }," calcext:value-type="string">
            <text:p>0x13: { "id": 0x13, "name": "the Tower of Spirits", "code": "TowerDungeon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Hyrule Field (Forest Realm)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},&quot;" office:value-type="string" office:string-value="0x4: { &quot;id&quot;: 0x4, &quot;name&quot;: &quot;Hyrule Field (Forest Realm)&quot;, &quot;code&quot;: &quot;ForestField2&quot;, }," calcext:value-type="string">
            <text:p>0x4: { "id": 0x4, "name": "Hyrule Field (Forest Realm)", "code": "ForestField2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number-columns-repeated="2" office:value-type="string" calcext:value-type="string">
            <text:p>Whittleton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},&quot;" office:value-type="string" office:string-value="0x2a: { &quot;id&quot;: 0x2a, &quot;name&quot;: &quot;Whittleton&quot;, &quot;code&quot;: &quot;Whittleton&quot;, }," calcext:value-type="string">
            <text:p>0x2a: { "id": 0x2a, "name": "Whittleton", "code": "Whittleton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the wilds outside Whittleton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},&quot;" office:value-type="string" office:string-value="0x38: { &quot;id&quot;: 0x38, &quot;name&quot;: &quot;the wilds outside Whittleton&quot;, &quot;code&quot;: &quot;WhittletonWilds&quot;, }," calcext:value-type="string">
            <text:p>0x38: { "id": 0x38, "name": "the wilds outside Whittleton", "code": "WhittletonWilds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the Lost Woods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},&quot;" office:value-type="string" office:string-value="0x9: { &quot;id&quot;: 0x9, &quot;name&quot;: &quot;the Lost Woods&quot;, &quot;code&quot;: &quot;LostWoods&quot;, }," calcext:value-type="string">
            <text:p>0x9: { "id": 0x9, "name": "the Lost Woods", "code": "LostWoods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the Forest Sanctuary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},&quot;" office:value-type="string" office:string-value="0x30: { &quot;id&quot;: 0x30, &quot;name&quot;: &quot;the Forest Sanctuary&quot;, &quot;code&quot;: &quot;ForestSanctuary&quot;, }," calcext:value-type="string">
            <text:p>0x30: { "id": 0x30, "name": "the Forest Sanctuary", "code": "ForestSanctuary",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the Forest Temple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},&quot;" office:value-type="string" office:string-value="0x19: { &quot;id&quot;: 0x19, &quot;name&quot;: &quot;the Forest Temple&quot;, &quot;code&quot;: &quot;ForestTemple&quot;, }," calcext:value-type="string">
            <text:p>0x19: { "id": 0x19, "name": "the Forest Temple", "code": "ForestTempl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},&quot;" office:value-type="string" office:string-value="0x1e: { &quot;id&quot;: 0x1e, &quot;name&quot;: &quot;in Stagnox’s lair…&quot;, &quot;code&quot;: &quot;Stagnox&quot;, }," calcext:value-type="string">
            <text:p>0x1e: { "id": 0x1e, "name": "in Stagnox’s lair…", "code": "Stagnox",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},&quot;" office:value-type="string" office:string-value="0xff00: { &quot;id&quot;: 0xff00, &quot;name&quot;: &quot;On the title screen…&quot;, &quot;code&quot;: &quot;Title&quot;, }," calcext:value-type="string">
            <text:p>0xff00: { "id": 0xff00, "name": "On the title screen…", "code": "Titl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},&quot;" office:value-type="string" office:string-value="0x0: { &quot;id&quot;: 0x0, &quot;name&quot;: &quot;Starting the game…&quot;, &quot;code&quot;: &quot;Boot&quot;, }," calcext:value-type="string">
            <text:p>0x0: { "id": 0x0, "name": "Starting the game…", "code": "Boot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land Rescue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},&quot;" office:value-type="string" office:string-value="0x3e: { &quot;id&quot;: 0x3e, &quot;name&quot;: &quot;Rabbitland Rescue&quot;, &quot;code&quot;: &quot;Rabbit&quot;, }," calcext:value-type="string">
            <text:p>0x3e: { "id": 0x3e, "name": "Rabbitland Rescue", "code": "Rabbi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Hyrule Field (Snow Realm)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},&quot;" office:value-type="string" office:string-value="0x5: { &quot;id&quot;: 0x5, &quot;name&quot;: &quot;Hyrule Field (Snow Realm)&quot;, &quot;code&quot;: &quot;SnowRealm&quot;, }," calcext:value-type="string">
            <text:p>0x5: { "id": 0x5, "name": "Hyrule Field (Snow Realm)", "code": "SnowRealm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},&quot;" office:value-type="string" office:string-value="0x2b: { &quot;id&quot;: 0x2b, &quot;name&quot;: &quot;Anouki Village&quot;, &quot;code&quot;: &quot;Anouki&quot;, }," calcext:value-type="string">
            <text:p>0x2b: { "id": 0x2b, "name": "Anouki Village", "code": "Anouki",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Hyrule Field (Snow Realm – Tunnel)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},&quot;" office:value-type="string" office:string-value="0xb: { &quot;id&quot;: 0xb, &quot;name&quot;: &quot;Hyrule Field (Snow Realm – Tunnel)&quot;, &quot;code&quot;: &quot;SnowTunnel&quot;, }," calcext:value-type="string">
            <text:p>0xb: { "id": 0xb, "name": "Hyrule Field (Snow Realm – Tunnel)", "code": "SnowTunnel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the Snow Sanctuary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},&quot;" office:value-type="string" office:string-value="0x31: { &quot;id&quot;: 0x31, &quot;name&quot;: &quot;the Snow Sanctuary&quot;, &quot;code&quot;: &quot;SnowSanctuary&quot;, }," calcext:value-type="string">
            <text:p>0x31: { "id": 0x31, "name": "the Snow Sanctuary", "code": "SnowSanctuary",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Wellspring Station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},&quot;" office:value-type="string" office:string-value="0x35: { &quot;id&quot;: 0x35, &quot;name&quot;: &quot;Wellspring Station&quot;, &quot;code&quot;: &quot;Wellspring&quot;, }," calcext:value-type="string">
            <text:p>0x35: { "id": 0x35, "name": "Wellspring Station", "code": "Wellspring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},&quot;" office:value-type="string" office:string-value="0x45: { &quot;id&quot;: 0x45, &quot;name&quot;: &quot;On the side of the tracks…&quot;, &quot;code&quot;: &quot;Tracks&quot;, }," calcext:value-type="string">
            <text:p>0x45: { "id": 0x45, "name": "On the side of the tracks…", "code": "Tracks",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the Snow Temple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},&quot;" office:value-type="string" office:string-value="0x1a: { &quot;id&quot;: 0x1a, &quot;name&quot;: &quot;the Snow Temple&quot;, &quot;code&quot;: &quot;SnowTemple&quot;, }," calcext:value-type="string">
            <text:p>0x1a: { "id": 0x1a, "name": "the Snow Temple", "code": "SnowTempl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Fraaz</text:p>
          </table:table-cell>
          <table:table-cell office:value-type="string" calcext:value-type="string">
            <text:p>in Fraaz’s lair…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},&quot;" office:value-type="string" office:string-value="0x1f: { &quot;id&quot;: 0x1f, &quot;name&quot;: &quot;in Fraaz’s lair…&quot;, &quot;code&quot;: &quot;Fraaz&quot;, }," calcext:value-type="string">
            <text:p>0x1f: { "id": 0x1f, "name": "in Fraaz’s lair…", "code": "Fraaz",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Trading</text:p>
          </table:table-cell>
          <table:table-cell office:value-type="string" calcext:value-type="string">
            <text:p>the Trading Post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},&quot;" office:value-type="string" office:string-value="0x37: { &quot;id&quot;: 0x37, &quot;name&quot;: &quot;the Trading Post&quot;, &quot;code&quot;: &quot;Trading&quot;, }," calcext:value-type="string">
            <text:p>0x37: { "id": 0x37, "name": "the Trading Post", "code": "Trading",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BridgeWorker</text:p>
          </table:table-cell>
          <table:table-cell office:value-type="string" calcext:value-type="string">
            <text:p>the Bridge Worker’s Home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},&quot;" office:value-type="string" office:string-value="0x36: { &quot;id&quot;: 0x36, &quot;name&quot;: &quot;the Bridge Worker’s Home&quot;, &quot;code&quot;: &quot;BridgeWorker&quot;, }," calcext:value-type="string">
            <text:p>0x36: { "id": 0x36, "name": "the Bridge Worker’s Home", "code": "BridgeWorker",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the Ocean Realm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},&quot;" office:value-type="string" office:string-value="0x6: { &quot;id&quot;: 0x6, &quot;name&quot;: &quot;the Ocean Realm&quot;, &quot;code&quot;: &quot;Ocean&quot;, }," calcext:value-type="string">
            <text:p>0x6: { "id": 0x6, "name": "the Ocean Realm", "code": "Ocean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Papuchia</text:p>
          </table:table-cell>
          <table:table-cell office:value-type="string" calcext:value-type="string">
            <text:p>Papuchia Village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},&quot;" office:value-type="string" office:string-value="0x2c: { &quot;id&quot;: 0x2c, &quot;name&quot;: &quot;Papuchia Village&quot;, &quot;code&quot;: &quot;Papuchia&quot;, }," calcext:value-type="string">
            <text:p>0x2c: { "id": 0x2c, "name": "Papuchia Village", "code": "Papuchia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OceanSanctuary</text:p>
          </table:table-cell>
          <table:table-cell office:value-type="string" calcext:value-type="string">
            <text:p>the Ocean Sanctuary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},&quot;" office:value-type="string" office:string-value="0x32: { &quot;id&quot;: 0x32, &quot;name&quot;: &quot;the Ocean Sanctuary&quot;, &quot;code&quot;: &quot;OceanSanctuary&quot;, }," calcext:value-type="string">
            <text:p>0x32: { "id": 0x32, "name": "the Ocean Sanctuary", "code": "OceanSanctuary", },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fending off intruders in the Spirit Train!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},&quot;" office:value-type="string" office:string-value="0x43: { &quot;id&quot;: 0x43, &quot;name&quot;: &quot;fending off intruders in the Spirit Train!&quot;, &quot;code&quot;: &quot;Train&quot;, }," calcext:value-type="string">
            <text:p>0x43: { "id": 0x43, "name": "fending off intruders in the Spirit Train!", "code": "Train", },</text:p>
          </table:table-cell>
        </table:table-row>
        <table:table-row table:style-name="ro1">
          <table:table-cell table:number-columns-repeated="3"/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  <table:table-row table:style-name="ro1">
          <table:table-cell table:number-columns-repeated="3"/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},&quot;" office:value-type="string" office:string-value=": { &quot;id&quot;: , &quot;name&quot;: &quot;&quot;, &quot;code&quot;: &quot;&quot;, }," calcext:value-type="string">
            <text:p>: { "id": , "name": "", "code": "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8:27:10.0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4-12T21:12:03.275000000</dc:date>
    <meta:editing-duration>PT15H53S</meta:editing-duration>
    <meta:editing-cycles>44</meta:editing-cycles>
    <meta:generator>LibreOffice/6.3.4.2$Windows_X86_64 LibreOffice_project/60da17e045e08f1793c57c00ba83cdfce946d0aa</meta:generator>
    <meta:document-statistic meta:table-count="1" meta:cell-count="141" meta:object-count="0"/>
  </office:meta>
</office:document-meta>
</file>